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alibri1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Band1" style:family="table" style:master-page-name="Standard">
      <style:table-properties style:width="16.88cm" fo:margin-left="-0.191cm" style:page-number="auto" table:align="left" style:writing-mode="lr-tb"/>
    </style:style>
    <style:style style:name="Band1.A" style:family="table-column">
      <style:table-column-properties style:column-width="8.44cm"/>
    </style:style>
    <style:style style:name="Band1.1" style:family="table-row">
      <style:table-row-properties style:keep-together="true" fo:keep-together="auto"/>
    </style:style>
    <style:style style:name="Band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language="en" fo:country="US"/>
    </style:style>
    <style:style style:name="P3" style:family="paragraph" style:parent-style-name="Standard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and1" table:style-name="Band1">
        <table:table-column table:style-name="Band1.A" table:number-columns-repeated="2"/>
        <table:table-row table:style-name="Band1.1">
          <table:table-cell table:style-name="Band1.A1" office:value-type="string">
            <text:p text:style-name="P1">##band=Band1</text:p>
            <text:p text:style-name="P1">Col1</text:p>
          </table:table-cell>
          <table:table-cell table:style-name="Band1.A1" office:value-type="string">
            <text:p text:style-name="P1">Col2</text:p>
          </table:table-cell>
        </table:table-row>
        <table:table-row table:style-name="Band1.1">
          <table:table-cell table:style-name="Band1.A1" office:value-type="string">
            <text:p text:style-name="P1">${col1}</text:p>
          </table:table-cell>
          <table:table-cell table:style-name="Band1.A1" office:value-type="string">
            <text:p text:style-name="P2">${col2}</text:p>
          </table:table-cell>
        </table:table-row>
      </table:table>
      <text:p text:style-name="Standard"/>
      <text:p text:style-name="P1">${Root.param1}</text:p>
      <text:p text:style-name="P1">${Root.imag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Calibri1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ru" fo:country="RU" style:letter-kerning="true" style:font-name-asian="Droid Sans Fallback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gtyarjov</meta:initial-creator>
    <meta:creation-date>2013-03-29T14:08:00</meta:creation-date>
    <dc:date>2013-06-20T17:53:52.90</dc:date>
    <meta:editing-cycles>6</meta:editing-cycles>
    <meta:editing-duration>PT16S</meta:editing-duration>
    <meta:generator>OpenOffice.org/3.3$Win32 OpenOffice.org_project/330m20$Build-9567</meta:generator>
    <meta:document-statistic meta:table-count="1" meta:image-count="0" meta:object-count="0" meta:page-count="1" meta:paragraph-count="7" meta:word-count="7" meta:character-count="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